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65cm" fo:min-width="4.8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4.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Courier New1"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Courier New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3cm" svg:height="0.9cm" svg:x="2cm" svg:y="3.2cm">
          <text:p text:style-name="P1"><text:span text:style-name="T1">UTF-32 CHA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3cm" svg:height="0.9cm" svg:x="2cm" svg:y="4.6cm">
          <text:p text:style-name="P1"><text:span text:style-name="T1">FSM STA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5.3cm" svg:height="0.9cm" svg:x="2cm" svg:y="6cm">
          <text:p text:style-name="P1"><text:span text:style-name="T1">CONTROL VA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5.3cm" svg:height="0.9cm" svg:x="32.1cm" svg:y="4cm">
          <text:p text:style-name="P1"><text:span text:style-name="T1">OPER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5.3cm" svg:height="0.9cm" svg:x="32.1cm" svg:y="2.6cm">
          <text:p text:style-name="P1"><text:span text:style-name="T1">OPERAN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5.3cm" svg:height="0.9cm" svg:x="32.1cm" svg:y="5.4cm">
          <text:p text:style-name="P1"><text:span text:style-name="T1">NEW FSM STA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5.3cm" svg:height="0.9cm" svg:x="32.1cm" svg:y="6.8cm">
          <text:p text:style-name="P1"><text:span text:style-name="T1">NEW CONTROL VA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3cm" svg:height="1.4cm" svg:x="9.9cm" svg:y="3.4cm">
          <text:p text:style-name="P1"><text:span text:style-name="T1">CODEPOINT PATTERNS</text:span></text:p>
          <text:p text:style-name="P1"><text:span text:style-name="T1">(2 LAYERS, RELU6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5.3cm" svg:height="1.4cm" svg:x="16.9cm" svg:y="5cm">
          <text:p text:style-name="P1"><text:span text:style-name="T1">TRANSITIONS</text:span></text:p>
          <text:p text:style-name="P1"><text:span text:style-name="T1">(1 LAYER, RELU6)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7.3cm" svg:y1="3.65cm" svg:x2="9.9cm" svg:y2="4.1cm" draw:start-shape="id1" draw:start-glue-point="1" draw:end-shape="id2" draw:end-glue-point="3" svg:d="M7300 3650c1950 0 650 450 2600 450" svg:viewBox="0 0 2601 451">
          <text:p/>
        </draw:connector>
        <draw:connector draw:style-name="gr3" draw:text-style-name="P3" draw:layer="layout" draw:type="curve" svg:x1="7.3cm" svg:y1="5.05cm" svg:x2="16.9cm" svg:y2="5.7cm" draw:start-shape="id3" draw:start-glue-point="1" draw:end-shape="id4" draw:end-glue-point="3" svg:d="M7300 5050c7200 0 2400 650 9600 650" svg:viewBox="0 0 9601 651">
          <text:p/>
        </draw:connector>
        <draw:connector draw:style-name="gr3" draw:text-style-name="P3" draw:layer="layout" draw:type="curve" svg:x1="15.2cm" svg:y1="4.1cm" svg:x2="16.9cm" svg:y2="5.7cm" draw:start-shape="id2" draw:start-glue-point="1" draw:end-shape="id4" draw:end-glue-point="3" svg:d="M15200 4100c1275 0 425 1600 1700 1600" svg:viewBox="0 0 1701 1601">
          <text:p/>
        </draw:connector>
        <draw:connector draw:style-name="gr3" draw:text-style-name="P3" draw:layer="layout" draw:type="curve" svg:x1="7.3cm" svg:y1="6.45cm" svg:x2="16.9cm" svg:y2="5.7cm" draw:start-shape="id5" draw:start-glue-point="1" draw:end-shape="id4" draw:end-glue-point="3" svg:d="M7300 6450c7200 0 2400-750 9600-750" svg:viewBox="0 0 9601 751">
          <text:p/>
        </draw:connector>
        <draw:custom-shape draw:style-name="gr2" draw:text-style-name="P2" xml:id="id6" draw:id="id6" draw:layer="layout" svg:width="5.3cm" svg:height="1.4cm" svg:x="24.1cm" svg:y="4.2cm">
          <text:p text:style-name="P1"><text:span text:style-name="T1">OPERATION/STATE</text:span></text:p>
          <text:p text:style-name="P1"><text:span text:style-name="T1">(1 LAYER, RELU6)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22.2cm" svg:y1="5.7cm" svg:x2="24.1cm" svg:y2="4.9cm" draw:start-shape="id4" draw:start-glue-point="1" draw:end-shape="id6" draw:end-glue-point="3" svg:d="M22200 5700c1425 0 475-800 1900-800" svg:viewBox="0 0 1901 801">
          <text:p/>
        </draw:connector>
        <draw:connector draw:style-name="gr3" draw:text-style-name="P3" draw:layer="layout" draw:type="curve" svg:x1="29.4cm" svg:y1="4.9cm" svg:x2="32.1cm" svg:y2="4.45cm" draw:start-shape="id6" draw:start-glue-point="1" draw:end-shape="id7" draw:end-glue-point="3" svg:d="M29400 4900c2025 0 675-450 2700-450" svg:viewBox="0 0 2701 451">
          <text:p/>
        </draw:connector>
        <draw:connector draw:style-name="gr3" draw:text-style-name="P3" draw:layer="layout" draw:type="curve" svg:x1="29.4cm" svg:y1="4.9cm" svg:x2="32.1cm" svg:y2="5.85cm" draw:start-shape="id6" draw:start-glue-point="1" draw:end-shape="id8" draw:end-glue-point="3" svg:d="M29400 4900c2025 0 675 950 2700 950" svg:viewBox="0 0 2701 951">
          <text:p/>
        </draw:connector>
        <draw:custom-shape draw:style-name="gr2" draw:text-style-name="P2" xml:id="id9" draw:id="id9" draw:layer="layout" svg:width="5.3cm" svg:height="1.4cm" svg:x="24.1cm" svg:y="2.1cm">
          <text:p text:style-name="P1"><text:span text:style-name="T1">OPERAND PATTERNS</text:span></text:p>
          <text:p text:style-name="P1"><text:span text:style-name="T1">(2 LAYERS, RELU6)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draw:line-skew="-6.275cm" svg:x1="7.3cm" svg:y1="3.65cm" svg:x2="24.1cm" svg:y2="2.8cm" draw:start-shape="id1" draw:start-glue-point="1" draw:end-shape="id9" draw:end-glue-point="3" svg:d="M7300 3650c3187 0-5212-850 16800-850" svg:viewBox="0 0 16801 851">
          <text:p/>
        </draw:connector>
        <draw:connector draw:style-name="gr3" draw:text-style-name="P3" draw:layer="layout" draw:type="curve" svg:x1="29.4cm" svg:y1="2.8cm" svg:x2="32.1cm" svg:y2="3.05cm" draw:start-shape="id9" draw:start-glue-point="1" draw:end-shape="id10" draw:end-glue-point="3" svg:d="M29400 2800c2025 0 675 250 2700 250" svg:viewBox="0 0 2701 251">
          <text:p/>
        </draw:connector>
        <draw:custom-shape draw:style-name="gr2" draw:text-style-name="P2" xml:id="id11" draw:id="id11" draw:layer="layout" svg:width="5.3cm" svg:height="1.4cm" svg:x="24.1cm" svg:y="6.3cm">
          <text:p text:style-name="P1"><text:span text:style-name="T1">VARIABLES</text:span></text:p>
          <text:p text:style-name="P1"><text:span text:style-name="T1">(2 LAYERS, RELU6)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22.2cm" svg:y1="5.7cm" svg:x2="24.1cm" svg:y2="7cm" draw:start-shape="id4" draw:start-glue-point="1" draw:end-shape="id11" draw:end-glue-point="3" svg:d="M22200 5700c1425 0 475 1300 1900 1300" svg:viewBox="0 0 1901 1301">
          <text:p/>
        </draw:connector>
        <draw:connector draw:style-name="gr3" draw:text-style-name="P3" draw:layer="layout" draw:type="curve" svg:x1="7.3cm" svg:y1="6.45cm" svg:x2="24.1cm" svg:y2="7cm" draw:start-shape="id5" draw:start-glue-point="1" draw:end-shape="id11" draw:end-glue-point="3" svg:d="M7300 6450c12600 0 4200 550 16800 550" svg:viewBox="0 0 16801 551">
          <text:p/>
        </draw:connector>
        <draw:connector draw:style-name="gr3" draw:text-style-name="P3" draw:layer="layout" draw:type="curve" svg:x1="29.4cm" svg:y1="7cm" svg:x2="32.1cm" svg:y2="7.25cm" draw:start-shape="id11" draw:start-glue-point="1" draw:end-shape="id12" draw:end-glue-point="3" svg:d="M29400 7000c2025 0 675 250 2700 250" svg:viewBox="0 0 2701 251">
          <text:p/>
        </draw:connector>
        <draw:connector draw:style-name="gr3" draw:text-style-name="P3" draw:layer="layout" draw:type="curve" svg:x1="22.2cm" svg:y1="5.7cm" svg:x2="24.1cm" svg:y2="2.8cm" draw:start-shape="id4" draw:start-glue-point="1" draw:end-shape="id9" draw:end-glue-point="3" svg:d="M22200 5700c1425 0 475-2900 1900-2900" svg:viewBox="0 0 1901 2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7T03:49:36.541370088</meta:creation-date>
    <dc:date>2017-02-18T04:48:55.860478050</dc:date>
    <meta:editing-duration>PT13M16S</meta:editing-duration>
    <meta:editing-cycles>5</meta:editing-cycles>
    <meta:generator>LibreOffice/5.1.4.2$Linux_X86_64 LibreOffice_project/10m0$Build-2</meta:generator>
    <meta:document-statistic meta:object-count="25"/>
  </office:meta>
</office:document-meta>
</file>